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co24" style:family="table-column">
      <style:table-column-properties fo:break-before="auto" style:column-width="0.96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92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20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2.413cm" fo:break-before="auto" style:use-optimal-row-height="fals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0.637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1.157cm" fo:break-before="auto" style:use-optimal-row-height="true"/>
    </style:style>
    <style:style style:name="ro33" style:family="table-row">
      <style:table-row-properties style:row-height="6.639cm" fo:break-before="auto" style:use-optimal-row-height="true"/>
    </style:style>
    <style:style style:name="ro34" style:family="table-row">
      <style:table-row-properties style:row-height="0.579cm" fo:break-before="auto" style:use-optimal-row-height="true"/>
    </style:style>
    <style:style style:name="ro35" style:family="table-row">
      <style:table-row-properties style:row-height="2.157cm" fo:break-before="auto" style:use-optimal-row-height="true"/>
    </style:style>
    <style:style style:name="ro36" style:family="table-row">
      <style:table-row-properties style:row-height="0.462cm" fo:break-before="auto" style:use-optimal-row-height="true"/>
    </style:style>
    <style:style style:name="ro37" style:family="table-row">
      <style:table-row-properties style:row-height="0.859cm" fo:break-before="auto" style:use-optimal-row-height="true"/>
    </style:style>
    <style:style style:name="ro38" style:family="table-row">
      <style:table-row-properties style:row-height="1.993cm" fo:break-before="auto" style:use-optimal-row-height="true"/>
    </style:style>
    <style:style style:name="ro39" style:family="table-row">
      <style:table-row-properties style:row-height="1.166cm" fo:break-before="auto" style:use-optimal-row-height="true"/>
    </style:style>
    <style:style style:name="ro40" style:family="table-row">
      <style:table-row-properties style:row-height="0.34cm" fo:break-before="auto" style:use-optimal-row-height="true"/>
    </style:style>
    <style:style style:name="ro41" style:family="table-row">
      <style:table-row-properties style:row-height="0.3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1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2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3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5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9" style:family="table-cell" style:parent-style-name="Default">
      <style:table-cell-properties fo:border="none"/>
      <style:text-properties fo:font-size="8pt" style:font-size-asian="8pt" style:font-size-complex="8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4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normal" style:font-weight-asian="bold" style:font-weight-complex="bold" style:font-style-asian="normal" style:font-style-complex="normal"/>
    </style:style>
    <style:style style:name="T3" style:family="text">
      <style:text-properties fo:color="#3c3c3c" fo:font-size="7pt" fo:country="none" style:country-asian="none" style:country-complex="none" style:font-size-asian="7pt" style:font-size-complex="7pt"/>
    </style:style>
    <style:style style:name="T4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7" style:family="text">
      <style:text-properties fo:font-size="7pt" fo:country="none" style:country-asian="none" style:country-complex="none" style:font-size-asian="7pt" style:font-size-complex="7pt"/>
    </style:style>
    <style:style style:name="T8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untry="none" style:country-asian="none" style:country-complex="none"/>
    </style:style>
    <style:style style:name="T11" style:family="text">
      <style:text-properties fo:country="none" style:country-asian="none" style:country-complex="none"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4" style:family="text">
      <style:text-properties fo:color="#000000" fo:font-size="7pt" style:font-size-asian="7pt" style:font-size-complex="7pt"/>
    </style:style>
    <style:style style:name="T15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2" table:formula="of:=TODAY()" office:value-type="date" office:date-value="2014-07-03" calcext:value-type="date">
            <text:p>03.07.14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 calcext:value-type="string">
            <text:p>Name:</text:p>
          </table:table-cell>
          <table:table-cell table:style-name="ce3" office:value-type="string" calcext:value-type="string">
            <text:p>Mustermann</text:p>
          </table:table-cell>
        </table:table-row>
        <table:table-row table:style-name="ro3">
          <table:table-cell table:style-name="ce1" office:value-type="string" calcext:value-type="string">
            <text:p>Surname: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2">
          <table:table-cell table:style-name="ce1" office:value-type="string" calcext:value-type="string">
            <text:p>Email:</text:p>
          </table:table-cell>
          <table:table-cell table:style-name="ce3" office:value-type="string" calcext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 calcext:value-type="string">
            <text:p>Operating System Used:</text:p>
          </table:table-cell>
          <table:table-cell table:style-name="ce3" office:value-type="string" calcext:value-type="string">
            <text:p>Win7 x64</text:p>
          </table:table-cell>
        </table:table-row>
        <table:table-row table:style-name="ro4">
          <table:table-cell table:style-name="ce1" office:value-type="string" calcext:value-type="string">
            <text:p>Yakindu Version</text:p>
          </table:table-cell>
          <table:table-cell table:style-name="ce3" office:value-type="string" calcext:value-type="string">
            <text:p>SCT 2 Release</text:p>
          </table:table-cell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3" office:value-type="string" calcext:value-type="string">
            <text:p>Kepler (4.3)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6">
          <table:table-cell table:style-name="ce6" office:value-type="string" calcext:value-type="string">
            <text:p>T1.1</text:p>
          </table:table-cell>
          <table:table-cell table:style-name="ce6" office:value-type="string" calcext:value-type="string">
            <text:p>Add Yakindu plugins</text:p>
          </table:table-cell>
          <table:table-cell table:style-name="ce17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1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1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1.2</text:p>
          </table:table-cell>
          <table:table-cell table:style-name="ce6" office:value-type="string" calcext:value-type="string">
            <text:p>Install Yakindu</text:p>
          </table:table-cell>
          <table:table-cell table:style-name="ce6" office:value-type="string" calcext:value-type="string">
            <text:p>T1.1</text:p>
          </table:table-cell>
          <table:table-cell table:style-name="ce21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25" office:value-type="string" calcext:value-type="string">
            <text:p>An information box asking you to restart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7">
          <table:table-cell table:style-name="ce6" office:value-type="string" calcext:value-type="string">
            <text:p>T1.3</text:p>
          </table:table-cell>
          <table:table-cell table:style-name="ce6" office:value-type="string" calcext:value-type="string">
            <text:p>Complete the installation</text:p>
          </table:table-cell>
          <table:table-cell table:style-name="ce6" office:value-type="string" calcext:value-type="string">
            <text:p>T1.2</text:p>
          </table:table-cell>
          <table:table-cell table:style-name="ce22" office:value-type="string" calcext:value-type="string">
            <text:p>Accept to restart Eclipse</text:p>
            <text:p><text:span text:style-name="T3">Select </text:span><text:span text:style-name="T4">Help-&gt;About Eclipse</text:span></text:p>
            <text:p><text:span text:style-name="T3">Click on </text:span><text:span text:style-name="T4">Installation Details</text:span><text:span text:style-name="T3"> button</text:span></text:p>
            <text:p><text:span text:style-name="T3">Select the </text:span><text:span text:style-name="T4">Plug-ins</text:span><text:span text:style-name="T3"> tab</text:span></text:p>
          </table:table-cell>
          <table:table-cell table:style-name="ce21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9">
          <table:table-cell table:style-name="ce6" office:value-type="string" calcext:value-type="string">
            <text:p>T2.1</text:p>
          </table:table-cell>
          <table:table-cell table:style-name="ce6" office:value-type="string" calcext:value-type="string">
            <text:p>Create a Java project</text:p>
          </table:table-cell>
          <table:table-cell table:style-name="ce6" office:value-type="string" calcext:value-type="string">
            <text:p>T1.3</text:p>
          </table:table-cell>
          <table:table-cell table:style-name="ce21" office:value-type="string" calcext:value-type="string">
            <text:p>Click on <text:span text:style-name="T1">File-&gt;New-&gt;Java Project</text:span></text:p>
            <text:p><text:span text:style-name="T5">Enter </text:span><text:span text:style-name="T1">TestProject</text:span><text:span text:style-name="T5"> as new project name</text:span></text:p>
            <text:p><text:span text:style-name="T5">Click on </text:span><text:span text:style-name="T1">Finish</text:span><text:span text:style-name="T5"> button to create the project</text:span></text:p>
          </table:table-cell>
          <table:table-cell table:style-name="ce21" office:value-type="string" calcext:value-type="string">
            <text:p>An new project TestProject is created in the workspac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2</text:p>
          </table:table-cell>
          <table:table-cell table:style-name="ce6" office:value-type="string" calcext:value-type="string">
            <text:p>Create a statechart</text:p>
          </table:table-cell>
          <table:table-cell table:style-name="ce6" office:value-type="string" calcext:value-type="string">
            <text:p>T2.1</text:p>
          </table:table-cell>
          <table:table-cell table:style-name="ce21" office:value-type="string" calcext:value-type="string">
            <text:p><text:span text:style-name="T5">Press </text:span><text:span text:style-name="T1">Ctrl-N</text:span><text:span text:style-name="T5"> to open the New Wizard</text:span></text:p>
            <text:p><text:span text:style-name="T5">Expand the </text:span><text:span text:style-name="T1">Yakindu</text:span><text:span text:style-name="T5"> tree entry and select </text:span><text:span text:style-name="T1">Yakindu Statechart Model</text:span></text:p>
            <text:p><text:span text:style-name="T5">Click on </text:span><text:span text:style-name="T1">Next</text:span></text:p>
            <text:p><text:span text:style-name="T5">Enter </text:span><text:span text:style-name="T6">Staircase.sct</text:span><text:span text:style-name="T5"> as name and click on </text:span><text:span text:style-name="T1">Finish</text:span><text:span text:style-name="T5"> button to create the statechart</text:span></text:p>
          </table:table-cell>
          <table:table-cell table:style-name="ce25" office:value-type="string" calcext:value-type="string">
            <text:p>Confirm Perspective Switch dialog pops up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1">
          <table:table-cell table:style-name="ce6" office:value-type="string" calcext:value-type="string">
            <text:p>T2.3</text:p>
          </table:table-cell>
          <table:table-cell table:style-name="ce6" office:value-type="string" calcext:value-type="string">
            <text:p>Complete statechart creating</text:p>
          </table:table-cell>
          <table:table-cell table:style-name="ce6" office:value-type="string" calcext:value-type="string">
            <text:p>T2.2</text:p>
          </table:table-cell>
          <table:table-cell table:style-name="ce28" office:value-type="string" calcext:value-type="string">
            <text:p><text:span text:style-name="T7">Click on </text:span><text:span text:style-name="T8">Yes</text:span><text:span text:style-name="T7"> button to enable the yakindu modeling perspective</text:span></text:p>
          </table:table-cell>
          <table:table-cell table:style-name="ce21" office:value-type="string" calcext:value-type="string">
            <text:p>A file named <text:span text:style-name="T9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4</text:p>
          </table:table-cell>
          <table:table-cell table:style-name="ce6" office:value-type="string" calcext:value-type="string">
            <text:p>Open Properties View</text:p>
          </table:table-cell>
          <table:table-cell table:style-name="ce6" office:value-type="string" calcext:value-type="string">
            <text:p>T2.3</text:p>
          </table:table-cell>
          <table:table-cell table:style-name="ce21" office:value-type="string" calcext:value-type="string">
            <text:p>Do a right click on the state to open the context menu</text:p>
            <text:p>Select Show Properties View</text:p>
          </table:table-cell>
          <table:table-cell table:style-name="ce21" office:value-type="string" calcext:value-type="string">
            <text:p>The properties view is opened displaying the selected state propertie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6" office:value-type="string" calcext:value-type="string">
            <text:p>T2.5</text:p>
          </table:table-cell>
          <table:table-cell table:style-name="ce6" office:value-type="string" calcext:value-type="string">
            <text:p>Change state name</text:p>
          </table:table-cell>
          <table:table-cell table:style-name="ce6" office:value-type="string" calcext:value-type="string">
            <text:p>T2.4</text:p>
          </table:table-cell>
          <table:table-cell table:style-name="ce21" office:value-type="string" calcext:value-type="string">
            <text:p>Enter <text:span text:style-name="T9">LightOff</text:span> as new “State name:” in properties view</text:p>
            <text:p>Press tab to change focus</text:p>
          </table:table-cell>
          <table:table-cell table:style-name="ce21" office:value-type="string" calcext:value-type="string">
            <text:p>The states name should change to<text:span text:style-name="T9"> LightOff</text:span></text:p>
            <text:p>The error markers disappear</text:p>
            <text:p>The editor is marked as dir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2.6</text:p>
          </table:table-cell>
          <table:table-cell table:style-name="ce6" office:value-type="string" calcext:value-type="string">
            <text:p>Create the LightOn State</text:p>
          </table:table-cell>
          <table:table-cell table:style-name="ce6" office:value-type="string" calcext:value-type="string">
            <text:p>T2.5</text:p>
          </table:table-cell>
          <table:table-cell table:style-name="ce21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9">LightOn</text:span></text:p>
          </table:table-cell>
          <table:table-cell table:style-name="ce21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7</text:p>
          </table:table-cell>
          <table:table-cell table:style-name="ce6" office:value-type="string" calcext:value-type="string">
            <text:p>Create a variable and an event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5">
          <table:table-cell table:style-name="ce6" office:value-type="string" calcext:value-type="string">
            <text:p>T2.8</text:p>
          </table:table-cell>
          <table:table-cell table:style-name="ce6" office:value-type="string" calcext:value-type="string">
            <text:p>Add actions to states</text:p>
          </table:table-cell>
          <table:table-cell table:style-name="ce6" office:value-type="string" calcext:value-type="string">
            <text:p>T2.7</text:p>
          </table:table-cell>
          <table:table-cell table:style-name="ce21" office:value-type="string" calcext:value-type="string">
            <text:p>Enter following code in state specification of state <text:span text:style-name="T9">LightOff</text:span>:</text:p>
            <text:p/>
            <text:p>entry / light = false</text:p>
            <text:p/>
            <text:p>Enter following code in state specification of state <text:span text:style-name="T9">LightOn</text:span>:</text:p>
            <text:p/>
            <text:p>entry / light = true</text:p>
          </table:table-cell>
          <table:table-cell table:style-name="ce21" office:value-type="string" calcext:value-type="string">
            <text:p>No specification errors should appea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6">
          <table:table-cell table:style-name="ce6" office:value-type="string" calcext:value-type="string">
            <text:p>T2.9</text:p>
          </table:table-cell>
          <table:table-cell table:style-name="ce6" office:value-type="string" calcext:value-type="string">
            <text:p>Create Transitions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Click on the Transition icon in the palette view</text:p>
            <text:p>Connect the <text:span text:style-name="T9">LightOff</text:span> state with the <text:span text:style-name="T9">LightOn</text:span> state</text:p>
            <text:p>Enter event k<text:span text:style-name="T9">eypress</text:span> as trigger</text:p>
            <text:p>Create a second Transition from <text:span text:style-name="T9">LightOn</text:span> to <text:span text:style-name="T9">LightOff</text:span> state</text:p>
            <text:p>Enter <text:span text:style-name="T9">after 30s</text:span> as trigger</text:p>
          </table:table-cell>
          <table:table-cell table:style-name="ce21" office:value-type="string" calcext:value-type="string">
            <text:p>A new transition with trigger <text:span text:style-name="T9">keypress</text:span> is created</text:p>
            <text:p>A new transition with trigger <text:span text:style-name="T9">after 30s</text:span> is creat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7">
          <table:table-cell table:style-name="ce6" office:value-type="string" calcext:value-type="string">
            <text:p>T2.10</text:p>
          </table:table-cell>
          <table:table-cell table:style-name="ce6" office:value-type="string" calcext:value-type="string">
            <text:p>Add additional elements</text:p>
          </table:table-cell>
          <table:table-cell table:style-name="ce6" office:value-type="string" calcext:value-type="string">
            <text:p>T2.9</text:p>
          </table:table-cell>
          <table:table-cell table:style-name="ce21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1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0">
          <table:table-cell table:style-name="ce6" office:value-type="string" calcext:value-type="string">
            <text:p>T2.11</text:p>
          </table:table-cell>
          <table:table-cell table:style-name="ce6" office:value-type="string" calcext:value-type="string">
            <text:p>Copy &amp; Paste</text:p>
          </table:table-cell>
          <table:table-cell table:style-name="ce6" office:value-type="string" calcext:value-type="string">
            <text:p>T2.10</text:p>
          </table:table-cell>
          <table:table-cell table:style-name="ce21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1" office:value-type="string" calcext:value-type="string">
            <text:p>Region should be copied with all including elem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2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T2.11</text:p>
          </table:table-cell>
          <table:table-cell table:style-name="ce21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1" office:value-type="string" calcext:value-type="string">
            <text:p>All elements should be remove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2.1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2</text:p>
          </table:table-cell>
          <table:table-cell table:style-name="ce21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1" office:value-type="string" calcext:value-type="string">
            <text:p>Statechart Staircase should be displayed as child with icon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1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</text:p>
          </table:table-cell>
          <table:table-cell table:style-name="ce21" office:value-type="string" calcext:value-type="string">
            <text:p>Expand the Statechart Staircase entry in the tree view</text:p>
            <text:p/>
          </table:table-cell>
          <table:table-cell table:style-name="ce21" office:value-type="string" calcext:value-type="string">
            <text:p>The two interfaces and the region should be display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2">
          <table:table-cell table:style-name="ce6" office:value-type="string" calcext:value-type="string">
            <text:p>T2.13.2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1</text:p>
          </table:table-cell>
          <table:table-cell table:style-name="ce21" office:value-type="string" calcext:value-type="string">
            <text:p>Expand the interface entries in the tree view</text:p>
            <text:p/>
          </table:table-cell>
          <table:table-cell table:style-name="ce21" office:value-type="string" calcext:value-type="string">
            <text:p>The variables and events of the interfaces should be listed as children with icons.</text:p>
          </table:table-cell>
          <table:table-cell table:style-name="ce21" table:number-columns-repeated="2"/>
          <table:table-cell table:style-name="ce29" table:number-columns-repeated="1017"/>
        </table:table-row>
        <table:table-row table:style-name="ro18">
          <table:table-cell table:style-name="ce6" office:value-type="string" calcext:value-type="string">
            <text:p>T2.13.3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2</text:p>
          </table:table-cell>
          <table:table-cell table:style-name="ce21" office:value-type="string" calcext:value-type="string">
            <text:p>Expand the region entry in the tree view</text:p>
            <text:p/>
          </table:table-cell>
          <table:table-cell table:style-name="ce21" office:value-type="string" calcext:value-type="string">
            <text:p>The initial state and the states LightOff and LightOn should be displayed as children with icons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6" office:value-type="string" calcext:value-type="string">
            <text:p>T2.13.4</text:p>
          </table:table-cell>
          <table:table-cell table:style-name="ce6" office:value-type="string" calcext:value-type="string">
            <text:p>Navigator View</text:p>
          </table:table-cell>
          <table:table-cell table:style-name="ce6" office:value-type="string" calcext:value-type="string">
            <text:p>T2.13.3</text:p>
          </table:table-cell>
          <table:table-cell table:style-name="ce21" office:value-type="string" calcext:value-type="string">
            <text:p>Expand the states entries in the tree view</text:p>
            <text:p/>
          </table:table-cell>
          <table:table-cell table:style-name="ce21" office:value-type="string" calcext:value-type="string">
            <text:p>The outgoing transitions of the states should be displayed with icon and trigger/guard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9">
          <table:table-cell table:style-name="ce6" office:value-type="string" calcext:value-type="string">
            <text:p>T3.1</text:p>
          </table:table-cell>
          <table:table-cell table:style-name="ce6" office:value-type="string" calcext:value-type="string">
            <text:p>Run Configur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he TestProject</text:p>
            <text:p>Select <text:span text:style-name="T1">Run-&gt;Run Configurations...</text:span></text:p>
            <text:p>Select <text:span text:style-name="T9">Statechart Simulation</text:span></text:p>
            <text:p>Click on the <text:span text:style-name="T1">New</text:span> button (Upper left corner)</text:p>
            <text:p>Enter <text:span text:style-name="T9">Staircase</text:span> as name</text:p>
            <text:p>Choose <text:span text:style-name="T9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1" office:value-type="string" calcext:value-type="string">
            <text:p>The simulation is started</text:p>
            <text:p>The <text:span text:style-name="T9">SC Simulation</text:span> perspective is enabled</text:p>
            <text:p>State <text:span text:style-name="T9">LightOff</text:span> is highlighted (red)</text:p>
            <text:p>The Declarations View displays the variable <text:span text:style-name="T9">light</text:span> (Value false) and the  event <text:span text:style-name="T9">keypress</text:span></text:p>
          </table:table-cell>
          <table:table-cell table:style-name="ce21"/>
          <table:table-cell table:style-name="ce30"/>
          <table:table-cell table:style-name="ce27" table:number-columns-repeated="1017"/>
        </table:table-row>
        <table:table-row table:style-name="ro20">
          <table:table-cell table:style-name="ce6" office:value-type="string" calcext:value-type="string">
            <text:p>T3.2</text:p>
          </table:table-cell>
          <table:table-cell table:style-name="ce6" office:value-type="string" calcext:value-type="string">
            <text:p>Change the state</text:p>
          </table:table-cell>
          <table:table-cell table:style-name="ce6" office:value-type="string" calcext:value-type="string">
            <text:p>T3.1</text:p>
          </table:table-cell>
          <table:table-cell table:style-name="ce21" office:value-type="string" calcext:value-type="string">
            <text:p>Click on the event <text:span text:style-name="T9">keypress</text:span> in the Declarations View</text:p>
          </table:table-cell>
          <table:table-cell table:style-name="ce25" office:value-type="string" calcext:value-type="string">
            <text:p>State <text:span text:style-name="T9">LightOn</text:span> is highlighted (red)</text:p>
            <text:p>The transition from <text:span text:style-name="T9">LightOff</text:span> to <text:span text:style-name="T9">LightOn</text:span> is colored orange</text:p>
            <text:p>Variable <text:span text:style-name="T9">light</text:span> is set to true</text:p>
            <text:p/>
            <text:p>After 30 seconds state<text:span text:style-name="T9"> LightOff</text:span> and it's incoming transition are highlighted</text:p>
            <text:p>Variable <text:span text:style-name="T9">light</text:span> is set to fals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9">
          <table:table-cell table:style-name="ce6" office:value-type="string" calcext:value-type="string">
            <text:p>T3.3</text:p>
          </table:table-cell>
          <table:table-cell table:style-name="ce6" office:value-type="string" calcext:value-type="string">
            <text:p>Stop the simulation</text:p>
          </table:table-cell>
          <table:table-cell table:style-name="ce6" office:value-type="string" calcext:value-type="string">
            <text:p>T3.2</text:p>
          </table:table-cell>
          <table:table-cell table:style-name="ce28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1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3">
          <table:table-cell table:style-name="ce6" office:value-type="string" calcext:value-type="string">
            <text:p>T4.1</text:p>
          </table:table-cell>
          <table:table-cell table:style-name="ce6" office:value-type="string" calcext:value-type="string">
            <text:p>Open Help Documentation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Click on Help-&gt;Help Contents</text:p>
            <text:p>Select Statechart Tools User Guide</text:p>
          </table:table-cell>
          <table:table-cell table:style-name="ce21" office:value-type="string" calcext:value-type="string">
            <text:p>Check if YAKINDU help contains list of content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3"/>
          <table:table-cell table:style-name="ce32"/>
          <table:table-cell table:style-name="ce23" table:number-columns-repeated="2"/>
          <table:table-cell table:style-name="ce27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3" table:number-columns-repeated="3"/>
          <table:table-cell table:style-name="ce27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8">
          <table:table-cell table:style-name="ce6" table:number-columns-repeated="4"/>
          <table:table-cell table:style-name="ce21" table:number-columns-repeated="3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2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1.sct from svn repository</text:p>
          </table:table-cell>
          <table:table-cell table:style-name="ce6" office:value-type="string" calcext:value-type="string">
            <text:p>Open statechart ExpressionError01.sct</text:p>
          </table:table-cell>
          <table:table-cell table:style-name="ce21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3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3.sct from svn repository</text:p>
          </table:table-cell>
          <table:table-cell table:style-name="ce6" office:value-type="string" calcext:value-type="string">
            <text:p>Open statechart ExpressionError03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4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4.sct from svn repository</text:p>
          </table:table-cell>
          <table:table-cell table:style-name="ce6" office:value-type="string" calcext:value-type="string">
            <text:p>Open statechart ExpressionError04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5</text:p>
          </table:table-cell>
          <table:table-cell table:style-name="ce6" office:value-type="string" calcext:value-type="string">
            <text:p>Expression error check</text:p>
          </table:table-cell>
          <table:table-cell table:style-name="ce6" office:value-type="string" calcext:value-type="string">
            <text:p>checkout ExpressionError05.sct from svn repository</text:p>
          </table:table-cell>
          <table:table-cell table:style-name="ce6" office:value-type="string" calcext:value-type="string">
            <text:p>Open statechart ExpressionError05.sct</text:p>
          </table:table-cell>
          <table:table-cell table:style-name="ce21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4">
          <table:table-cell table:style-name="ce6" office:value-type="string" calcext:value-type="string">
            <text:p>T5.6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1.sct from svn repository</text:p>
          </table:table-cell>
          <table:table-cell table:style-name="ce6" office:value-type="string" calcext:value-type="string">
            <text:p>Open statechart StatechartError01.sct</text:p>
          </table:table-cell>
          <table:table-cell table:style-name="ce21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7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2.sct from svn repository</text:p>
          </table:table-cell>
          <table:table-cell table:style-name="ce6" office:value-type="string" calcext:value-type="string">
            <text:p>Open statechart StatechartError02.sct</text:p>
          </table:table-cell>
          <table:table-cell table:style-name="ce21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8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3.sct from svn repository</text:p>
          </table:table-cell>
          <table:table-cell table:style-name="ce6" office:value-type="string" calcext:value-type="string">
            <text:p>Open statechart StatechartError03.sct</text:p>
          </table:table-cell>
          <table:table-cell table:style-name="ce21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5.9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4.sct from svn repository</text:p>
          </table:table-cell>
          <table:table-cell table:style-name="ce6" office:value-type="string" calcext:value-type="string">
            <text:p>Open statechart StatechartError04.sct</text:p>
          </table:table-cell>
          <table:table-cell table:style-name="ce21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6">
          <table:table-cell table:style-name="ce6" office:value-type="string" calcext:value-type="string">
            <text:p>T5.10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5.sct from svn repository</text:p>
          </table:table-cell>
          <table:table-cell table:style-name="ce6" office:value-type="string" calcext:value-type="string">
            <text:p>Open statechart StatechartError05.sct</text:p>
          </table:table-cell>
          <table:table-cell table:style-name="ce21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5.11</text:p>
          </table:table-cell>
          <table:table-cell table:style-name="ce6" office:value-type="string" calcext:value-type="string">
            <text:p>Statechart error check</text:p>
          </table:table-cell>
          <table:table-cell table:style-name="ce6" office:value-type="string" calcext:value-type="string">
            <text:p>checkout StatechartError06.sct from svn repository</text:p>
          </table:table-cell>
          <table:table-cell table:style-name="ce6" office:value-type="string" calcext:value-type="string">
            <text:p>Open statechart StatechartError06.sct</text:p>
          </table:table-cell>
          <table:table-cell table:style-name="ce21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26">
          <table:table-cell table:style-name="ce6" office:value-type="string" calcext:value-type="string">
            <text:p>T6.1</text:p>
          </table:table-cell>
          <table:table-cell table:style-name="ce6" office:value-type="string" calcext:value-type="string">
            <text:p>Extend statechart interface</text:p>
          </table:table-cell>
          <table:table-cell table:style-name="ce6" office:value-type="string" calcext:value-type="string">
            <text:p>T1.2</text:p>
          </table:table-cell>
          <table:table-cell table:style-name="ce21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9">keypress</text:span> trigger</text:p>
            <text:p>Enter an A. before <text:span text:style-name="T9">keypress</text:span> to qualify the event</text:p>
          </table:table-cell>
          <table:table-cell table:style-name="ce21" office:value-type="string" calcext:value-type="string">
            <text:p>Qualified events as transition trigg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7">
          <table:table-cell table:style-name="ce33" office:value-type="string" calcext:value-type="string">
            <text:p>T6.2</text:p>
          </table:table-cell>
          <table:table-cell table:style-name="ce33" office:value-type="string" calcext:value-type="string">
            <text:p>Create another statechart</text:p>
          </table:table-cell>
          <table:table-cell table:style-name="ce33" office:value-type="string" calcext:value-type="string">
            <text:p>T6.1</text:p>
          </table:table-cell>
          <table:table-cell table:style-name="ce34" office:value-type="string" calcext:value-type="string">
            <text:p>Create a new statechart and name it <text:span text:style-name="T9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35" office:value-type="string" calcext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8">
          <table:table-cell table:style-name="ce6" office:value-type="string" calcext:value-type="string">
            <text:p>T6.3</text:p>
          </table:table-cell>
          <table:table-cell table:style-name="ce6" office:value-type="string" calcext:value-type="string">
            <text:p>Test State Proposals</text:p>
          </table:table-cell>
          <table:table-cell table:style-name="ce6" office:value-type="string" calcext:value-type="string">
            <text:p>T6.2</text:p>
          </table:table-cell>
          <table:table-cell table:style-name="ce21" office:value-type="string" calcext:value-type="string">
            <text:p>Open statechart <text:span text:style-name="T9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5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9">
          <table:table-cell table:style-name="ce6" office:value-type="string" calcext:value-type="string">
            <text:p>T6.4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3</text:p>
          </table:table-cell>
          <table:table-cell table:style-name="ce28" office:value-type="string" calcext:value-type="string">
            <text:p>Select transition with trigger <text:span text:style-name="T9">A.keypress</text:span> Open properties view</text:p>
            <text:p>Move cursor before <text:span text:style-name="T9">A.keypress</text:span> and press CTRL-Space</text:p>
          </table:table-cell>
          <table:table-cell table:style-name="ce36" office:value-type="string" calcext:value-type="string">
            <text:p>Only following proposals should be displayed:</text:p>
            <text:p>- A</text:p>
            <text:p>- B</text:p>
            <text:p>- /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30">
          <table:table-cell table:style-name="ce6" office:value-type="string" calcext:value-type="string">
            <text:p>T6.5</text:p>
          </table:table-cell>
          <table:table-cell table:style-name="ce6" office:value-type="string" calcext:value-type="string">
            <text:p>Test Connection Proposals</text:p>
          </table:table-cell>
          <table:table-cell table:style-name="ce6" office:value-type="string" calcext:value-type="string">
            <text:p>T6.4</text:p>
          </table:table-cell>
          <table:table-cell table:style-name="ce28" office:value-type="string" calcext:value-type="string">
            <text:p><text:span text:style-name="T10">Move cursor after </text:span><text:span text:style-name="T11">A.keypress</text:span><text:span text:style-name="T10"> and press CTRL-Space</text:span></text:p>
          </table:table-cell>
          <table:table-cell table:style-name="ce36" office:value-type="string" calcext:value-type="string">
            <text:p>Only following proposals should be displayed:</text:p>
            <text:p>- keypress</text:p>
            <text:p>- ,</text:p>
            <text:p>- .</text:p>
            <text:p>- /</text:p>
            <text:p>- [</text:p>
          </table:table-cell>
          <table:table-cell table:style-name="ce21" office:value-type="string" calcext:value-type="string">
            <text:p>+#</text:p>
          </table:table-cell>
          <table:table-cell table:style-name="ce21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1">
          <table:table-cell table:style-name="ce33" office:value-type="string" calcext:value-type="string">
            <text:p>T7.1</text:p>
          </table:table-cell>
          <table:table-cell table:style-name="ce38" office:value-type="string" calcext:value-type="string">
            <text:p>Create Xpand Generator</text:p>
          </table:table-cell>
          <table:table-cell table:style-name="ce38" office:value-type="string" calcext:value-type="string">
            <text:p>T2.6</text:p>
            <text:p>Xpand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9">TestProject.generator.xpand</text:span> as Project name</text:p>
            <text:p>Check Configure for Plugin Export with following settings:</text:p>
            <text:p>- Generator ID: <text:span text:style-name="T9">custom::xpand</text:span></text:p>
            <text:p>- Generator name: <text:span text:style-name="T9">xpand text generator</text:span></text:p>
            <text:p>- Generator class: <text:span text:style-name="T9">testproject.generator.xpand.TextGenerator</text:span></text:p>
            <text:p>- Generator description: <text:span text:style-name="T9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 calcext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7">
          <table:table-cell table:style-name="ce6" office:value-type="string" calcext:value-type="string">
            <text:p>T7.2</text:p>
          </table:table-cell>
          <table:table-cell table:style-name="ce38" office:value-type="string" calcext:value-type="string">
            <text:p>Create Xtend2/Java Generator</text:p>
          </table:table-cell>
          <table:table-cell table:style-name="ce38" office:value-type="string" calcext:value-type="string">
            <text:p>T2.6</text:p>
            <text:p>Xtext (via Install Modeling Components)</text:p>
          </table:table-cell>
          <table:table-cell table:style-name="ce34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9">TestProject.generator.xtend</text:span> as Project name</text:p>
            <text:p>Enter <text:span text:style-name="T9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 calcext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7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5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17">
          <table:table-cell table:style-name="ce33" office:value-type="string" calcext:value-type="string">
            <text:p>T8.1</text:p>
          </table:table-cell>
          <table:table-cell table:style-name="ce38" office:value-type="string" calcext:value-type="string">
            <text:p>Create Generator Model</text:p>
            <text:p>for Java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Java.sgen</text:span> created with initial settings</text:p>
            <text:p>Folder <text:span text:style-name="T9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 calcext:value-type="string">
            <text:p>T8.1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Open file <text:span text:style-name="T9">StaircaseJava.sgen</text:span></text:p>
            <text:p>Change targetFolder to <text:span text:style-name="T9">src-gen-java</text:span></text:p>
          </table:table-cell>
          <table:table-cell table:style-name="ce35" office:value-type="string" calcext:value-type="string">
            <text:p>Folder <text:span text:style-name="T9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33" office:value-type="string" calcext:value-type="string">
            <text:p>T8.1.2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Click on feature 'Outlet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3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Debug' to sgen file</text:p>
            <text:p>Click on feature 'Debug'</text:p>
          </table:table-cell>
          <table:table-cell table:style-name="ce39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4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FunctionInlining' to sgen file</text:p>
            <text:p>Click on feature 'FunctionInlin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5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GeneralFeatures' to sgen file</text:p>
            <text:p>Click on feature 'GeneralFeatures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6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LicenseHeader' to sgen file</text:p>
            <text:p>Click on feature 'LicenseHeader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33" office:value-type="string" calcext:value-type="string">
            <text:p>T8.1.7</text:p>
          </table:table-cell>
          <table:table-cell table:style-name="ce38" office:value-type="string" calcext:value-type="string">
            <text:p>Help Integration</text:p>
          </table:table-cell>
          <table:table-cell table:style-name="ce33" office:value-type="string" calcext:value-type="string">
            <text:p>T8.1</text:p>
          </table:table-cell>
          <table:table-cell table:style-name="ce34" office:value-type="string" calcext:value-type="string">
            <text:p>Add feature 'JavaTargetFeatures' to sgen file</text:p>
            <text:p>Click on feature 'Naming'</text:p>
          </table:table-cell>
          <table:table-cell table:style-name="ce35" office:value-type="string" calcext:value-type="string">
            <text:p>The help for the feature should pop up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2</text:p>
          </table:table-cell>
          <table:table-cell table:style-name="ce6" office:value-type="string" calcext:value-type="string">
            <text:p>Create Generator Model</text:p>
            <text:p>For C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2">
          <table:table-cell table:style-name="ce33" office:value-type="string" calcext:value-type="string">
            <text:p>T8.2.1</text:p>
          </table:table-cell>
          <table:table-cell table:style-name="ce38" office:value-type="string" calcext:value-type="string"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.sgen</text:span></text:p>
            <text:p>Change targetFolder to <text:span text:style-name="T9">src-gen-c</text:span></text:p>
          </table:table-cell>
          <table:table-cell table:style-name="ce35" office:value-type="string" calcext:value-type="string">
            <text:p>Folder <text:span text:style-name="T9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5">
          <table:table-cell table:style-name="ce6" office:value-type="string" calcext:value-type="string">
            <text:p>T8.3</text:p>
          </table:table-cell>
          <table:table-cell table:style-name="ce6" office:value-type="string" calcext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9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C++.sgen</text:span> created with initial settings</text:p>
            <text:p>Folder <text:span text:style-name="T9">src-gen</text:span> created by builder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3">
          <table:table-cell table:style-name="ce33" office:value-type="string" calcext:value-type="string">
            <text:p>T8.3.1</text:p>
          </table:table-cell>
          <table:table-cell table:style-name="ce38" office:value-type="string" calcext:value-type="string">
            <text:p>[IGNORE as long as no C++ generator is available]</text:p>
            <text:p>Change Output Folder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Open file <text:span text:style-name="T9">StaircaseC++.sgen</text:span></text:p>
            <text:p>Change targetFolder to <text:span text:style-name="T9">src-gen-cpp</text:span></text:p>
          </table:table-cell>
          <table:table-cell table:style-name="ce35" office:value-type="string" calcext:value-type="string">
            <text:p>Folder <text:span text:style-name="T9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7">
          <table:table-cell table:style-name="ce6" office:value-type="string" calcext:value-type="string">
            <text:p>T8.4</text:p>
          </table:table-cell>
          <table:table-cell table:style-name="ce6" office:value-type="string" calcext:value-type="string">
            <text:p>Create Generator Model</text:p>
            <text:p>for Custom Xpand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pa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4.1</text:p>
          </table:table-cell>
          <table:table-cell table:style-name="ce6" office:value-type="string" calcext:value-type="string">
            <text:p>Setup Xpand Generator Model</text:p>
          </table:table-cell>
          <table:table-cell table:style-name="ce6" office:value-type="string" calcext:value-type="string">
            <text:p>T8.4</text:p>
          </table:table-cell>
          <table:table-cell table:style-name="ce36" office:value-type="string" calcext:value-type="string">
            <text:p>Open file <text:span text:style-name="T9">StaircaseXpand.sgen and set following features:</text:span></text:p>
            <text:p>- targetFolder = "src-gen-xpand"</text:p>
            <text:p><text:span text:style-name="T12">- templateProject = "TestProject.generator.xpand"</text:span></text:p>
            <text:p><text:span text:style-name="T12">- templatePath = "testproject::generator::xpand::TextGenerator::main"</text:span></text:p>
          </table:table-cell>
          <table:table-cell table:style-name="ce21" office:value-type="string" calcext:value-type="string">
            <text:p>Folder <text:span text:style-name="T9">src-gen-xpand</text:span> with generated code created.</text:p>
          </table:table-cell>
          <table:table-cell table:style-name="ce21" office:value-type="string" calcext:value-type="string">
            <text:p><text:s/></text:p>
          </table:table-cell>
          <table:table-cell table:style-name="ce21"/>
          <table:table-cell table:style-name="ce27" table:number-columns-repeated="1017"/>
        </table:table-row>
        <table:table-row table:style-name="ro25">
          <table:table-cell table:style-name="ce6" office:value-type="string" calcext:value-type="string">
            <text:p>T8.5</text:p>
          </table:table-cell>
          <table:table-cell table:style-name="ce6" office:value-type="string" calcext:value-type="string">
            <text:p>Create Generator Model for Custom Xtend/Java Generator</text:p>
          </table:table-cell>
          <table:table-cell table:style-name="ce6" office:value-type="string" calcext:value-type="string">
            <text:p>T7.1</text:p>
          </table:table-cell>
          <table:table-cell table:style-name="ce2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9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5">file</text:span></text:p>
            <text:p>Click on <text:span text:style-name="T1">Finish</text:span> button</text:p>
          </table:table-cell>
          <table:table-cell table:style-name="ce35" office:value-type="string" calcext:value-type="string">
            <text:p>File <text:span text:style-name="T9">StaircaseXtend.sgen</text:span> created with initial settings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14">
          <table:table-cell table:style-name="ce6" office:value-type="string" calcext:value-type="string">
            <text:p>T8.5.1</text:p>
          </table:table-cell>
          <table:table-cell table:style-name="ce6" office:value-type="string" calcext:value-type="string">
            <text:p>Setup Xtend Generator Model</text:p>
          </table:table-cell>
          <table:table-cell table:style-name="ce6" office:value-type="string" calcext:value-type="string">
            <text:p>T8.5</text:p>
          </table:table-cell>
          <table:table-cell table:style-name="ce36" office:value-type="string" calcext:value-type="string">
            <text:p>Open file <text:span text:style-name="T9">StaircaseXtend.sgen and set following features:</text:span></text:p>
            <text:p>- targetFolder = "src-gen-xtend"</text:p>
            <text:p><text:span text:style-name="T12">- generatorProject = "TestProject.generator.xtend"</text:span></text:p>
            <text:p><text:span text:style-name="T12">- generatorClass = "testproject.generator.xtend.XtendGenerator"</text:span></text:p>
          </table:table-cell>
          <table:table-cell table:style-name="ce21" office:value-type="string" calcext:value-type="string">
            <text:p>Folder <text:span text:style-name="T9">src-gen-xtend</text:span> with generated code created.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22">
          <table:table-cell table:style-name="ce7" table:number-columns-repeated="3"/>
          <table:table-cell table:style-name="ce23" table:number-columns-repeated="4"/>
          <table:table-cell table:style-name="ce27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5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Operating System:</text:p>
          </table:table-cell>
          <table:table-cell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clipse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14">
          <table:table-cell table:style-name="ce33" office:value-type="string" calcext:value-type="string">
            <text:p>T9.1</text:p>
          </table:table-cell>
          <table:table-cell table:style-name="ce38" office:value-type="string" calcext:value-type="string">
            <text:p>Statechart Proposals <text:s/>and documentation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5">
          <table:table-cell table:style-name="ce33" office:value-type="string" calcext:value-type="string">
            <text:p>T9.1.1</text:p>
          </table:table-cell>
          <table:table-cell table:style-name="ce38" office:value-type="string" calcext:value-type="string">
            <text:p>Statechart Proposals <text:s/>- interface</text:p>
          </table:table-cell>
          <table:table-cell table:style-name="ce33" office:value-type="string" calcext:value-type="string">
            <text:p>T9.1</text:p>
          </table:table-cell>
          <table:table-cell table:style-name="ce34" office:value-type="string" calcext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 calcext:value-type="string">
            <text:p>T9.1.2</text:p>
          </table:table-cell>
          <table:table-cell table:style-name="ce6" office:value-type="string" calcext:value-type="string">
            <text:p>Statechart Proposals – internal</text:p>
          </table:table-cell>
          <table:table-cell table:style-name="ce6" office:value-type="string" calcext:value-type="string">
            <text:p>T9.1</text:p>
          </table:table-cell>
          <table:table-cell table:style-name="ce21" office:value-type="string" calcext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1" table:number-columns-repeated="2"/>
        </table:table-row>
        <table:table-row table:style-name="ro9">
          <table:table-cell table:style-name="ce33" office:value-type="string" calcext:value-type="string">
            <text:p>T9.1.3</text:p>
          </table:table-cell>
          <table:table-cell table:style-name="ce38" office:value-type="string" calcext:value-type="string">
            <text:p>Statechart Proposals – Namespace</text:p>
          </table:table-cell>
          <table:table-cell table:style-name="ce33" office:value-type="string" calcext:value-type="string">
            <text:p>T8.2</text:p>
          </table:table-cell>
          <table:table-cell table:style-name="ce34" office:value-type="string" calcext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30">
          <table:table-cell table:style-name="ce33" office:value-type="string" calcext:value-type="string">
            <text:p>T9.2</text:p>
          </table:table-cell>
          <table:table-cell table:style-name="ce6" office:value-type="string" calcext:value-type="string">
            <text:p>Transition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21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32">
          <table:table-cell table:style-name="ce33" office:value-type="string" calcext:value-type="string">
            <text:p>T9.2.1</text:p>
          </table:table-cell>
          <table:table-cell table:style-name="ce38" office:value-type="string" calcext:value-type="string">
            <text:p>Transition proposals after “after”</text:p>
          </table:table-cell>
          <table:table-cell table:style-name="ce33" office:value-type="string" calcext:value-type="string">
            <text:p>T9.2</text:p>
          </table:table-cell>
          <table:table-cell table:style-name="ce34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32">
          <table:table-cell table:style-name="ce33" office:value-type="string" calcext:value-type="string">
            <text:p>T9.2.2</text:p>
          </table:table-cell>
          <table:table-cell table:style-name="ce6" office:value-type="string" calcext:value-type="string">
            <text:p>Transition proposals after “every”</text:p>
          </table:table-cell>
          <table:table-cell table:style-name="ce6" office:value-type="string" calcext:value-type="string">
            <text:p>T9.2</text:p>
          </table:table-cell>
          <table:table-cell table:style-name="ce21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1" table:number-columns-repeated="2"/>
        </table:table-row>
        <table:table-row table:style-name="ro24">
          <table:table-cell table:style-name="ce33" office:value-type="string" calcext:value-type="string">
            <text:p>T9.3</text:p>
          </table:table-cell>
          <table:table-cell table:style-name="ce6" office:value-type="string" calcext:value-type="string">
            <text:p>State proposals and Documentation</text:p>
          </table:table-cell>
          <table:table-cell table:style-name="ce6" office:value-type="string" calcext:value-type="string">
            <text:p>T2.6</text:p>
          </table:table-cell>
          <table:table-cell table:style-name="ce36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1" office:value-type="string" calcext:value-type="string">
            <text:p>All proposals and documentation <text:s/>checked</text:p>
          </table:table-cell>
          <table:table-cell table:style-name="ce21" table:number-columns-repeated="2"/>
        </table:table-row>
        <table:table-row table:style-name="ro14">
          <table:table-cell table:style-name="ce33" office:value-type="string" calcext:value-type="string">
            <text:p>T9.3.1</text:p>
          </table:table-cell>
          <table:table-cell table:style-name="ce38" office:value-type="string" calcext:value-type="string">
            <text:p>State proposals after “after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4">
          <table:table-cell table:style-name="ce33" office:value-type="string" calcext:value-type="string">
            <text:p>T9.3.3</text:p>
          </table:table-cell>
          <table:table-cell table:style-name="ce38" office:value-type="string" calcext:value-type="string">
            <text:p>State proposals after “every”</text:p>
          </table:table-cell>
          <table:table-cell table:style-name="ce33" office:value-type="string" calcext:value-type="string">
            <text:p>T9.3</text:p>
          </table:table-cell>
          <table:table-cell table:style-name="ce34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5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4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4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2">
          <table:table-cell table:style-name="ce33" office:value-type="string" calcext:value-type="string">
            <text:p>T10.1</text:p>
          </table:table-cell>
          <table:table-cell table:style-name="ce38" office:value-type="string" calcext:value-type="string">
            <text:p>Create Example File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 calcext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14" table:formula="of:=[$'Yakindu SCT Test Report Setup'.$B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4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4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Yakindu Version</text:p>
          </table:table-cell>
          <table:table-cell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14"/>
          <table:covered-table-cell table:number-columns-repeated="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</table:table-row>
        <table:table-row table:style-name="ro33">
          <table:table-cell table:style-name="ce33" office:value-type="string" calcext:value-type="string">
            <text:p>T11.1</text:p>
          </table:table-cell>
          <table:table-cell table:style-name="ce38" office:value-type="string" calcext:value-type="string">
            <text:p>Preparations</text:p>
          </table:table-cell>
          <table:table-cell table:style-name="ce33" office:value-type="string" calcext:value-type="string">
            <text:p>T1.3</text:p>
          </table:table-cell>
          <table:table-cell table:style-name="ce34" office:value-type="string" calcext:value-type="string">
            <text:p>Create new Class with following contend:</text:p>
            <text:p><text:span text:style-name="T13">import</text:span><text:span text:style-name="T14"> java.io.IOException;</text:span></text:p>
            <text:p/>
            <text:p><text:span text:style-name="T13">public</text:span><text:span text:style-name="T14"> </text:span><text:span text:style-name="T15">class</text:span><text:span text:style-name="T14"> Operations {</text:span></text:p>
            <text:p/>
            <text:p><text:span text:style-name="T13">public</text:span><text:span text:style-name="T14"> </text:span><text:span text:style-name="T15">int</text:span><text:span text:style-name="T14"> returnFive(){</text:span></text:p>
            <text:p><text:span text:style-name="T13">return</text:span><text:span text:style-name="T14"> 5;</text:span></text:p>
            <text:p><text:span text:style-name="T14">}</text:span></text:p>
            <text:p><text:span text:style-name="T13">public</text:span><text:span text:style-name="T14"> </text:span><text:span text:style-name="T15">void</text:span><text:span text:style-name="T14">  throwUncheckedException() {</text:span></text:p>
            <text:p><text:span text:style-name="T13">throw</text:span><text:span text:style-name="T14"> </text:span><text:span text:style-name="T15">new</text:span><text:span text:style-name="T14"> RuntimeException("Runtime Exception in executed code");</text:span></text:p>
            <text:p><text:span text:style-name="T14">}</text:span></text:p>
            <text:p/>
            <text:p><text:span text:style-name="T13">public</text:span><text:span text:style-name="T14"> </text:span><text:span text:style-name="T15">void</text:span><text:span text:style-name="T14"> throwCheckedExcepton() </text:span><text:span text:style-name="T15">throws</text:span><text:span text:style-name="T14"> IOException {</text:span></text:p>
            <text:p><text:span text:style-name="T13">throw</text:span><text:span text:style-name="T14"> </text:span><text:span text:style-name="T15">new</text:span><text:span text:style-name="T14"> IOException("IOException in executed code");</text:span></text:p>
            <text:p><text:span text:style-name="T14">}</text:span></text:p>
            <text:p><text:span text:style-name="T14">}</text:span></text:p>
            <text:p><text:span text:style-name="T14">Right click on Staircase.sct → Run as... → Run Configurations → enter “Operations” as operations class</text:span></text:p>
            <text:p><text:span text:style-name="T14">Open Staircase.sct and add to internal scope:</text:span></text:p>
            <text:p><text:span text:style-name="T13">operation</text:span><text:span text:style-name="T14"> returnFive():integer</text:span></text:p>
            <text:p><text:span text:style-name="T13">operation</text:span><text:span text:style-name="T14"> throwUncheckedException(): void</text:span></text:p>
            <text:p><text:span text:style-name="T13">operation</text:span><text:span text:style-name="T14"> throwCheckedException():void</text:span></text:p>
            <text:p><text:span text:style-name="T13">operation</text:span><text:span text:style-name="T14"> unsupportedMethod():void</text:span></text:p>
            <text:p/>
          </table:table-cell>
          <table:table-cell table:style-name="ce35" office:value-type="string" calcext:value-type="string">
            <text:p>Operation Class created and prepared statechart to execute external operations</text:p>
          </table:table-cell>
          <table:table-cell table:style-name="ce34" table:number-columns-repeated="2"/>
        </table:table-row>
        <table:table-row table:style-name="ro34">
          <table:table-cell table:style-name="ce40" office:value-type="string" calcext:value-type="string">
            <text:p>T11.2</text:p>
          </table:table-cell>
          <table:table-cell table:style-name="ce41" office:value-type="string" calcext:value-type="string">
            <text:p>Calling a valid operation during statechat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2" office:value-type="string" calcext:value-type="string">
            <text:p>The operation is executed → state changes after 5 sec</text:p>
          </table:table-cell>
          <table:table-cell table:style-name="ce43" table:number-columns-repeated="2"/>
        </table:table-row>
        <table:table-row table:style-name="ro5">
          <table:table-cell table:style-name="ce40" office:value-type="string" calcext:value-type="string">
            <text:p>T11.3</text:p>
          </table:table-cell>
          <table:table-cell table:style-name="ce41" office:value-type="string" calcext:value-type="string">
            <text:p>Runtime Exception during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state LigthOn:</text:p>
          </table:table-cell>
          <table:table-cell table:style-name="ce42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43" table:number-columns-repeated="2"/>
        </table:table-row>
        <table:table-row table:style-name="ro34">
          <table:table-cell table:style-name="ce40" office:value-type="string" calcext:value-type="string">
            <text:p>T11.4</text:p>
          </table:table-cell>
          <table:table-cell table:style-name="ce41" office:value-type="string" calcext:value-type="string">
            <text:p>CheckedException during execution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Change expression to „entry / throwCheckedException() → run simulation</text:p>
          </table:table-cell>
          <table:table-cell table:style-name="ce42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43" table:number-columns-repeated="2"/>
        </table:table-row>
        <table:table-row table:style-name="ro23">
          <table:table-cell table:style-name="ce40" office:value-type="string" calcext:value-type="string">
            <text:p>T11.5</text:p>
          </table:table-cell>
          <table:table-cell table:style-name="ce41" office:value-type="string" calcext:value-type="string">
            <text:p>Try to call a Method that dose not exist</text:p>
          </table:table-cell>
          <table:table-cell table:style-name="ce42" office:value-type="string" calcext:value-type="string">
            <text:p>T11.1</text:p>
          </table:table-cell>
          <table:table-cell table:style-name="ce42" office:value-type="string" calcext:value-type="string">
            <text:p>open Staircase.sct edit state LigthOn:</text:p>
            <text:p>Change expression to “entry / unsupportedMethod() → run simulation</text:p>
          </table:table-cell>
          <table:table-cell table:style-name="ce42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43" table:number-columns-repeated="2"/>
        </table:table-row>
        <table:table-row table:style-name="ro22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</table:table-row>
      </table:table>
      <table:table table:name="Yakindu SCT Testcase 12 - Refactoring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5">
          <table:table-cell table:style-name="ce33" office:value-type="string" calcext:value-type="string">
            <text:p>T12.1</text:p>
          </table:table-cell>
          <table:table-cell table:style-name="ce38" office:value-type="string" calcext:value-type="string">
            <text:p>Group States Into Composite</text:p>
          </table:table-cell>
          <table:table-cell table:style-name="ce33" office:value-type="string" calcext:value-type="string">
            <text:p>T2.6</text:p>
          </table:table-cell>
          <table:table-cell table:style-name="ce34" office:value-type="string" calcext:value-type="string">
            <text:p>Select all states</text:p>
            <text:p>Right click → Refactor → Group States Into Composite</text:p>
            <text:p>Rename the new composite state “LightSwitch”</text:p>
            <text:p/>
            <text:p/>
            <text:p/>
            <text:p> </text:p>
            <text:p/>
          </table:table-cell>
          <table:table-cell table:style-name="ce35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4">
          <table:table-cell table:style-name="ce33" office:value-type="string" calcext:value-type="string">
            <text:p>T12.1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1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0">
          <table:table-cell table:style-name="ce6" office:value-type="string" calcext:value-type="string">
            <text:p>T12.2</text:p>
          </table:table-cell>
          <table:table-cell table:style-name="ce6" office:value-type="string" calcext:value-type="string">
            <text:p>Extract Subdiagram</text:p>
          </table:table-cell>
          <table:table-cell table:style-name="ce6" office:value-type="string" calcext:value-type="string">
            <text:p>T12.1</text:p>
          </table:table-cell>
          <table:table-cell table:style-name="ce21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35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4">
          <table:table-cell table:style-name="ce33" office:value-type="string" calcext:value-type="string">
            <text:p>T12.2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2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4">
          <table:table-cell table:style-name="ce6" office:value-type="string" calcext:value-type="string">
            <text:p>T12.3</text:p>
          </table:table-cell>
          <table:table-cell table:style-name="ce6" office:value-type="string" calcext:value-type="string">
            <text:p>Inline Subdiagram</text:p>
          </table:table-cell>
          <table:table-cell table:style-name="ce6" office:value-type="string" calcext:value-type="string">
            <text:p>T12.2</text:p>
          </table:table-cell>
          <table:table-cell table:style-name="ce21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35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34">
          <table:table-cell table:style-name="ce33" office:value-type="string" calcext:value-type="string">
            <text:p>T12.3.1</text:p>
          </table:table-cell>
          <table:table-cell table:style-name="ce38" office:value-type="string" calcext:value-type="string">
            <text:p>Simulate </text:p>
          </table:table-cell>
          <table:table-cell table:style-name="ce33" office:value-type="string" calcext:value-type="string">
            <text:p>T12.3</text:p>
          </table:table-cell>
          <table:table-cell table:style-name="ce34" office:value-type="string" calcext:value-type="string">
            <text:p>Run simulation</text:p>
          </table:table-cell>
          <table:table-cell table:style-name="ce35" office:value-type="string" calcext:value-type="string">
            <text:p>Behavior should be the same as before re-factoring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13 - State Templates" table:style-name="ta1">
        <table:table-column table:style-name="co24" table:default-cell-style-name="Default"/>
        <table:table-column table:style-name="co5" table:default-cell-style-name="Default"/>
        <table:table-column table:style-name="co6" table:default-cell-style-name="ce14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3">
          <table:table-cell/>
          <table:table-cell table:style-name="ce1" office:value-type="string" calcext:value-type="string">
            <text:p>Date of Test:</text:p>
          </table:table-cell>
          <table:table-cell table:style-name="ce2" table:formula="of:=[$'Yakindu SCT Test Report Setup'.$B1]" office:value-type="date" office:date-value="2014-07-03" calcext:value-type="date">
            <text:p>03.07.14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1" office:value-type="string" calcext:value-type="string">
            <text:p>Name:</text:p>
          </table:table-cell>
          <table:table-cell table:style-name="ce15" table:formula="of:=[$'Yakindu SCT Test Report Setup'.B3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Surname:</text:p>
          </table:table-cell>
          <table:table-cell table:style-name="ce15" table:formula="of:=[$'Yakindu SCT Test Report Setup'.B4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mail:</text:p>
          </table:table-cell>
          <table:table-cell table:style-name="ce15" table:formula="of:=[$'Yakindu SCT Test Report Setup'.B5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1"/>
          <table:table-cell table:style-name="ce15"/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Operating System:</text:p>
          </table:table-cell>
          <table:table-cell table:style-name="ce15" table:formula="of:=[$'Yakindu SCT Test Report Setup'.B7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6">
          <table:table-cell/>
          <table:table-cell table:style-name="ce1" office:value-type="string" calcext:value-type="string">
            <text:p>Yakindu Version</text:p>
          </table:table-cell>
          <table:table-cell table:style-name="ce15" table:formula="of:=[$'Yakindu SCT Test Report Setup'.B8]" office:value-type="string" office:string-value="SCT 2 Release" calcext:value-type="string">
            <text:p>SCT 2 Release</text:p>
          </table:table-cell>
          <table:table-cell table:number-columns-repeated="1021"/>
        </table:table-row>
        <table:table-row table:style-name="ro3">
          <table:table-cell/>
          <table:table-cell table:style-name="ce1" office:value-type="string" calcext:value-type="string">
            <text:p>Eclipse Version</text:p>
          </table:table-cell>
          <table:table-cell table:style-name="ce15" table:formula="of:=[$'Yakindu SCT Test Report Setup'.B9]" office:value-type="string" office:string-value="Kepler (4.3)" calcext:value-type="string">
            <text:p>Kepler (4.3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7">
          <table:table-cell table:style-name="ce4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6">
          <table:table-cell table:style-name="ce5" office:value-type="string" calcext:value-type="string">
            <text:p>Nr.</text:p>
          </table:table-cell>
          <table:table-cell table:style-name="ce11" office:value-type="string" calcext:value-type="string">
            <text:p>Testname</text:p>
          </table:table-cell>
          <table:table-cell table:style-name="ce16" office:value-type="string" calcext:value-type="string">
            <text:p>Preconditions</text:p>
          </table:table-cell>
          <table:table-cell table:style-name="ce11" office:value-type="string" calcext:value-type="string">
            <text:p>Test Instructions</text:p>
          </table:table-cell>
          <table:table-cell table:style-name="ce11" office:value-type="string" calcext:value-type="string">
            <text:p>Postconditions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Issue</text:p>
          </table:table-cell>
          <table:table-cell table:style-name="ce26" table:number-columns-repeated="1017"/>
        </table:table-row>
        <table:table-row table:style-name="ro38">
          <table:table-cell table:style-name="ce44" office:value-type="string" calcext:value-type="string">
            <text:p>T13.1</text:p>
          </table:table-cell>
          <table:table-cell table:style-name="ce38" office:value-type="string" calcext:value-type="string">
            <text:p>State Templates available</text:p>
          </table:table-cell>
          <table:table-cell table:style-name="ce33"/>
          <table:table-cell table:style-name="ce34" office:value-type="string" calcext:value-type="string">
            <text:p>Select a state ans hit CTRL + space </text:p>
            <text:p/>
            <text:p/>
            <text:p/>
            <text:p/>
            <text:p> </text:p>
            <text:p/>
          </table:table-cell>
          <table:table-cell table:style-name="ce35" office:value-type="string" calcext:value-type="string">
            <text:p>A completion window should appear with the following entries: Add composite behaviour, Add orthogonal behaviour, Add outgoing state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9">
          <table:table-cell table:style-name="ce33" office:value-type="string" calcext:value-type="string">
            <text:p>T13.2</text:p>
          </table:table-cell>
          <table:table-cell table:style-name="ce38" office:value-type="string" calcext:value-type="string">
            <text:p>Add composite behaviour</text:p>
          </table:table-cell>
          <table:table-cell table:style-name="ce33"/>
          <table:table-cell table:style-name="ce34" office:value-type="string" calcext:value-type="string">
            <text:p>Execute the 'Add Composite Behavior' template</text:p>
          </table:table-cell>
          <table:table-cell table:style-name="ce35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39">
          <table:table-cell table:style-name="ce6" office:value-type="string" calcext:value-type="string">
            <text:p>T13.3</text:p>
          </table:table-cell>
          <table:table-cell table:style-name="ce6" office:value-type="string" calcext:value-type="string">
            <text:p>Add orthogonal behavior</text:p>
          </table:table-cell>
          <table:table-cell table:style-name="ce6"/>
          <table:table-cell table:style-name="ce34" office:value-type="string" calcext:value-type="string">
            <text:p>Execute the <text:s/>'Add Orthogonal Behavior' template</text:p>
          </table:table-cell>
          <table:table-cell table:style-name="ce35" office:value-type="string" calcext:value-type="string">
            <text:p>2 subregions should be added to the selected state with an entry, a transition and a substate. The states bounds should enlarge so that the whole content is shown</text:p>
          </table:table-cell>
          <table:table-cell table:style-name="ce21" table:number-columns-repeated="2"/>
          <table:table-cell table:style-name="ce27" table:number-columns-repeated="1017"/>
        </table:table-row>
        <table:table-row table:style-name="ro40">
          <table:table-cell table:style-name="ce33"/>
          <table:table-cell table:style-name="ce38" office:value-type="string" calcext:value-type="string">
            <text:p>TBD</text:p>
          </table:table-cell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6" table:number-columns-repeated="3"/>
          <table:table-cell table:style-name="ce21"/>
          <table:table-cell table:style-name="ce35"/>
          <table:table-cell table:style-name="ce21" table:number-columns-repeated="2"/>
          <table:table-cell table:style-name="ce27" table:number-columns-repeated="1017"/>
        </table:table-row>
        <table:table-row table:style-name="ro41">
          <table:table-cell table:style-name="ce33"/>
          <table:table-cell table:style-name="ce38"/>
          <table:table-cell table:style-name="ce33"/>
          <table:table-cell table:style-name="ce34"/>
          <table:table-cell table:style-name="ce35"/>
          <table:table-cell table:style-name="ce34" table:number-columns-repeated="2"/>
          <table:table-cell table:style-name="ce37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3" table:number-columns-repeated="4"/>
          <table:table-cell table:style-name="ce27" table:number-columns-repeated="1017"/>
        </table:table-row>
        <table:table-row table:style-name="ro21" table:number-rows-repeated="16">
          <table:table-cell table:style-name="ce7"/>
          <table:table-cell table:style-name="ce12"/>
          <table:table-cell table:style-name="ce18"/>
          <table:table-cell table:style-name="ce23" table:number-columns-repeated="4"/>
          <table:table-cell table:style-name="ce27"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9"/>
          <table:table-cell table:style-name="ce24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20"/>
          <table:table-cell table:style-name="ce9" table:number-columns-repeated="4"/>
          <table:table-cell table:number-columns-repeated="1017"/>
        </table:table-row>
        <table:table-row table:style-name="ro3" table:number-rows-repeated="65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.00.0000</text:date>, <text:time style:data-style-name="N2" text:time-value="16:25:32.6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4-07-03T16:42:45.757000000</dc:date>
    <meta:editing-duration>P1DT8H53M17S</meta:editing-duration>
    <meta:editing-cycles>246</meta:editing-cycles>
    <meta:generator>LibreOffice/4.2.4.2$Windows_x86 LibreOffice_project/63150712c6d317d27ce2db16eb94c2f3d7b699f8</meta:generator>
    <meta:printed-by>Markus Mühlbrandt</meta:printed-by>
    <meta:print-date>2012-12-17T08:14:54</meta:print-date>
    <meta:document-statistic meta:table-count="14" meta:cell-count="704" meta:object-count="0"/>
  </office:meta>
</office:document-meta>
</file>